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3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4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7" style:family="table-cell" style:parent-style-name="Default">
      <style:table-cell-properties fo:background-color="#dddddd" fo:padding="0.028in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12480"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4"/>
        <table:table-column table:style-name="co4" table:default-cell-style-name="ce14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21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2" calcext:value-type="float">
            <text:p>0.06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60"/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4" calcext:value-type="float">
            <text:p>3.104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Verwunderung über die Worte der Gnade aus dem Mund Jesu: ist dieser nicht der Sohn Josephs // joh: aus seiner Fülle genommen Gnade um Gna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063" calcext:value-type="float">
            <text:p>1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062" calcext:value-type="float">
            <text:p>1.06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061" calcext:value-type="float">
            <text:p>1.06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259" calcext:value-type="float">
            <text:p>1.25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7]" office:value-type="float" office:value="4.08" calcext:value-type="float">
            <text:p>4.08</text:p>
          </table:table-cell>
          <table:table-cell table:style-name="ce124" table:formula="of:=[.E67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3" calcext:value-type="float">
            <text:p>4.12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4" calcext:value-type="float">
            <text:p>1.13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36" calcext:value-type="float">
            <text:p>4.13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4" calcext:value-type="float">
            <text:p>4.04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5" calcext:value-type="float">
            <text:p>1.13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37" calcext:value-type="float">
            <text:p>4.13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5" calcext:value-type="float">
            <text:p>1.13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61" calcext:value-type="float">
            <text:p>4.16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3" calcext:value-type="float">
            <text:p>4.12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6" calcext:value-type="float">
            <text:p>1.13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38" calcext:value-type="float">
            <text:p>4.13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4" calcext:value-type="float">
            <text:p>4.12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137" calcext:value-type="float">
            <text:p>1.13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139" calcext:value-type="float">
            <text:p>4.13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" calcext:value-type="float">
            <text:p>1.14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1" calcext:value-type="float">
            <text:p>4.1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9]" office:value-type="float" office:value="4.17" calcext:value-type="float">
            <text:p>4.17</text:p>
          </table:table-cell>
          <table:table-cell table:style-name="ce124" table:formula="of:=[.E79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36" office:value-type="float" office:value="5.17" calcext:value-type="float">
            <text:p>5.17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 mit Muter und Brüder <text:s/>und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4" calcext:value-type="float">
            <text:p>1.214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1" calcext:value-type="float">
            <text:p>6.5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z -&gt; K 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Nach Kapernaum, lehrt an Sabba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1" calcext:value-type="float">
            <text:p>4.161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3" calcext:value-type="float">
            <text:p>4.14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2" calcext:value-type="float">
            <text:p>4.16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60"/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K</text:p>
          </table:table-cell>
          <table:table-cell table:style-name="ce170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Jesus treibt in Kapernaum einen unreinen Geist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35" calcext:value-type="float">
            <text:p>1.23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" calcext:value-type="float">
            <text:p>3.03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 table:style-name="ce174" office:value-type="string" calcext:value-type="string">
            <text:p>In Bethanien, jenseits des Jorda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13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8" calcext:value-type="float">
            <text:p>9.56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will dir nach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8" calcext:value-type="float">
            <text:p>9.5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6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h hin, verkündige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 office:value-type="float" office:value="8.22" calcext:value-type="float">
            <text:p>8.2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Dämonenaustreibung von einem Besessenen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20]" office:value-type="float" office:value="9.34" calcext:value-type="float">
            <text:p>9.34</text:p>
          </table:table-cell>
          <table:table-cell table:style-name="ce124" table:formula="of:=[.E120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 (Vgl Mt 12:22ff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 office:value-type="float" office:value="9.37" calcext:value-type="float">
            <text:p>9.3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0.02" calcext:value-type="float">
            <text:p>10.02</text:p>
          </table:table-cell>
          <table:table-cell table:style-name="ce160" office:value-type="float" office:value="10.02" calcext:value-type="float">
            <text:p>10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 Ernte aber wenig Arbei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Via Samaria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7" office:value-type="float" office:value="22.51" calcext:value-type="float">
            <text:p>22.51</text:p>
          </table:table-cell>
          <table:table-cell table:style-name="ce164"/>
          <table:table-cell table:style-name="ce12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des Ohres des Hohenpriest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8" office:value-type="float" office:value="10.21" calcext:value-type="float">
            <text:p>10.21</text:p>
          </table:table-cell>
          <table:table-cell table:style-name="ce165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, der heiland für die Unmündigen und Bedrück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 s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6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8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23" office:value-type="float" office:value="2.231" calcext:value-type="float">
            <text:p>2.231</text:p>
          </table:table-cell>
          <table:table-cell table:style-name="ce142"/>
          <table:table-cell table:style-name="ce148" office:value-type="float" office:value="2.23" calcext:value-type="float">
            <text:p>2.23</text:p>
          </table:table-cell>
          <table:table-cell table:style-name="ce121"/>
          <table:table-cell table:style-name="ce122"/>
          <table:table-cell table:style-name="ce123" office:value-type="float" office:value="1.306" calcext:value-type="float">
            <text:p>1.30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48" office:value-type="float" office:value="2.4" calcext:value-type="float">
            <text:p>2.40</text:p>
          </table:table-cell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Die Rückkehr nach Na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306" calcext:value-type="float">
            <text:p>1.30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31" calcext:value-type="float">
            <text:p>4.1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32" calcext:value-type="float">
            <text:p>4.1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Wiedererum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331" calcext:value-type="float">
            <text:p>5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" calcext:value-type="float">
            <text:p>3.02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2" calcext:value-type="float">
            <text:p>12.1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1" calcext:value-type="float">
            <text:p>3.0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3" calcext:value-type="float">
            <text:p>12.1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2" calcext:value-type="float">
            <text:p>3.0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4" calcext:value-type="float">
            <text:p>12.1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6" calcext:value-type="float">
            <text:p>12.1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string" calcext:value-type="string">
            <text:p>6.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51]" office:value-type="float" office:value="10.07" calcext:value-type="float">
            <text:p>10.07</text:p>
          </table:table-cell>
          <table:table-cell table:style-name="ce124" table:formula="of:=[.E251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53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54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2"/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2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60"/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/>
          <table:table-cell office:value-type="string" calcext:value-type="string">
            <text:p>Ruft Jünger, erwählt aus ihnen 12, nennt sie Apostel // Augesandt, zu pred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11.145" calcext:value-type="float">
            <text:p>11.1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11.145" calcext:value-type="float">
            <text:p>11.1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 // Schriftgelehrte, die von Jerusalem herabkommen: Dieser treibt die Dämonen durch Beelzebub aus (Die Lästerung gegen den Heiligen Geis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25" calcext:value-type="float">
            <text:p>3.2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84" calcext:value-type="float">
            <text:p>12.28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01" calcext:value-type="float">
            <text:p>11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pricht in Gleichnissen zu ihnen: wie kann Satan Satan austreiben?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85" calcext:value-type="float">
            <text:p>12.2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72]" office:value-type="float" office:value="13.03" calcext:value-type="float">
            <text:p>13.03</text:p>
          </table:table-cell>
          <table:table-cell table:style-name="ce136" office:value-type="float" office:value="13.03" calcext:value-type="float">
            <text:p>13.030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74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86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4" calcext:value-type="float">
            <text:p>4.3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89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91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92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93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6" calcext:value-type="float">
            <text:p>4.3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35" calcext:value-type="float">
            <text:p>8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2"/>
          <table:table-cell table:style-name="ce142"/>
          <table:table-cell table:style-name="ce125" office:value-type="float" office:value="8.27" calcext:value-type="float">
            <text:p>8.27</text:p>
          </table:table-cell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 office:value-type="float" office:value="4.41" calcext:value-type="float">
            <text:p>4.41</text:p>
          </table:table-cell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2"/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2"/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 table:style-name="ce17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01" calcext:value-type="float">
            <text:p>5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1" calcext:value-type="float">
            <text:p>5.2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5" calcext:value-type="float">
            <text:p>8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15" calcext:value-type="float">
            <text:p>5.2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Jesus zurürckkehrte, nahm in das Volk auf, denn alle erwarteten ih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5" calcext:value-type="float">
            <text:p>5.2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6" calcext:value-type="float">
            <text:p>5.2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 mit Blutfluss (seit 12 Jahren), die nicht geheilt werden kon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7" calcext:value-type="float">
            <text:p>5.2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6" office:value-type="float" office:value="9.2" calcext:value-type="float">
            <text:p>9.20</text:p>
          </table:table-cell>
          <table:table-cell table:style-name="ce139"/>
          <table:table-cell table:style-name="ce145"/>
          <table:table-cell table:style-name="ce126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6" office:value-type="float" office:value="5.25" calcext:value-type="float">
            <text:p>5.25</text:p>
          </table:table-cell>
          <table:table-cell table:style-name="ce139"/>
          <table:table-cell table:style-name="ce126" office:value-type="float" office:value="5.34" calcext:value-type="float">
            <text:p>5.34</text:p>
          </table:table-cell>
          <table:table-cell table:style-name="ce121"/>
          <table:table-cell table:style-name="ce122"/>
          <table:table-cell table:style-name="ce126" office:value-type="float" office:value="8.43" calcext:value-type="float">
            <text:p>8.43</text:p>
          </table:table-cell>
          <table:table-cell table:style-name="ce164"/>
          <table:table-cell table:style-name="ce126" office:value-type="float" office:value="8.48" calcext:value-type="float">
            <text:p>8.48</text:p>
          </table:table-cell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r blutflüssigen Frau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5" calcext:value-type="float">
            <text:p>5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2"/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01" calcext:value-type="float">
            <text:p>15.01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6.01" calcext:value-type="float">
            <text:p>6.01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14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16]" office:value-type="float" office:value="10.01" calcext:value-type="float">
            <text:p>10.01</text:p>
          </table:table-cell>
          <table:table-cell table:style-name="ce132" office:value-type="float" office:value="10.01" calcext:value-type="float">
            <text:p>10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75" calcext:value-type="float">
            <text:p>6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.03" calcext:value-type="float">
            <text:p>10.0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Wahl/Berufung/Aussendung der zwölf Apostel (Vgl Mk 6:7-11, Lk 9:1-5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/>
          <table:table-cell table:style-name="ce174" office:value-type="string" calcext:value-type="string">
            <text:p>Herodes glaubt, Johannes sei aus den Toten auferstand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1" calcext:value-type="float">
            <text:p>6.3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5" calcext:value-type="float">
            <text:p>14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table:formula="of:=[.J323]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6" calcext:value-type="float">
            <text:p>14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3" calcext:value-type="float">
            <text:p>6.33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25]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" calcext:value-type="float">
            <text:p>6.3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99" calcext:value-type="float">
            <text:p>14.19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3" calcext:value-type="float">
            <text:p>9.1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 office:value-type="float" office:value="14.36" calcext:value-type="float">
            <text:p>14.36</text:p>
          </table:table-cell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1" calcext:value-type="float">
            <text:p>6.4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In Gene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29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2" calcext:value-type="float">
            <text:p>6.4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15" calcext:value-type="float">
            <text:p>14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4" calcext:value-type="float">
            <text:p>9.1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Fahren hinüber, 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53" calcext:value-type="float">
            <text:p>6.5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4" calcext:value-type="float">
            <text:p>9.1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141" calcext:value-type="float">
            <text:p>7.1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Syrus und Sidon</text:p>
          </table:table-cell>
          <table:table-cell table:style-name="ce174" table:number-columns-repeated="2"/>
          <table:table-cell table:number-columns-repeated="2"/>
        </table:table-row>
        <table:table-row table:style-name="ro4">
          <table:table-cell table:style-name="ce121"/>
          <table:table-cell table:style-name="ce122"/>
          <table:table-cell table:style-name="ce125" table:formula="of:=[.D336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2"/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15" calcext:value-type="float">
            <text:p>15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52"/>
          <table:table-cell table:style-name="ce154" office:value-type="float" office:value="7.37" calcext:value-type="float">
            <text:p>7.37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auf den Ber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Die Speisung der Viertause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25" calcext:value-type="float">
            <text:p>15.3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table:formula="of:=[.J341]" office:value-type="float" office:value="8.04" calcext:value-type="float">
            <text:p>8.04</text:p>
          </table:table-cell>
          <table:table-cell table:style-name="ce132" office:value-type="float" office:value="8.04" calcext:value-type="float">
            <text:p>8.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table:formula="of:=[.D342]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041" calcext:value-type="float">
            <text:p>8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041" calcext:value-type="float">
            <text:p>8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47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0"/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60"/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/>
          <table:table-cell office:value-type="string" calcext:value-type="string">
            <text:p>Und was sagt ihr? Petrus: Der Christus Gottes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35" calcext:value-type="float">
            <text:p>1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75" calcext:value-type="float">
            <text:p>8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3]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8" calcext:value-type="float">
            <text:p>8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2"/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55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56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Über die Nachfol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5" calcext:value-type="float">
            <text:p>9.0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85" calcext:value-type="float">
            <text:p>9.2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2"/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Die zweite Ankündigung von Jesu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2"/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01" calcext:value-type="float">
            <text:p>9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5" calcext:value-type="float">
            <text:p>9.4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Der Grösste im Reich der Himm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5" calcext:value-type="float">
            <text:p>1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5" calcext:value-type="float">
            <text:p>9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0"/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Jesus in Sa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6" calcext:value-type="float">
            <text:p>9.3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1" calcext:value-type="float">
            <text:p>8.2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6" calcext:value-type="float">
            <text:p>9.3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7" calcext:value-type="float">
            <text:p>9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7" calcext:value-type="float">
            <text:p>9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7" calcext:value-type="float">
            <text:p>9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622" calcext:value-type="float">
            <text:p>9.6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8" calcext:value-type="float">
            <text:p>9.3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8" calcext:value-type="float">
            <text:p>9.3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nung vor Verfühung zur Sün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echtweisung und Gebet in der Gemein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78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85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9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2"/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r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u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408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32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60"/>
          <table:table-cell table:style-name="ce125" office:value-type="float" office:value="17.06" calcext:value-type="float">
            <text:p>17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13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14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415]" office:value-type="float" office:value="21.43" calcext:value-type="float">
            <text:p>21.43</text:p>
          </table:table-cell>
          <table:table-cell table:style-name="ce132" office:value-type="float" office:value="21.43" calcext:value-type="float">
            <text:p>21.4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25" calcext:value-type="float">
            <text:p>8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25" calcext:value-type="float">
            <text:p>8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20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095" calcext:value-type="float">
            <text:p>20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der Himmel ist gl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Steu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35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365" calcext:value-type="float">
            <text:p>23.3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375" calcext:value-type="float">
            <text:p>23.3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 office:value-type="float" office:value="24.03" calcext:value-type="float">
            <text:p>24.03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8" office:value-type="string" calcext:value-type="string">
            <text:p>Die Endzeitrede Jesu auf dem Ölberg, Intro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43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46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ämpfe und Opfer der Nachfolge (vgl Mt 16:24-25, Lk 14:26-33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38" calcext:value-type="float">
            <text:p>24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Bekenntnis zu Christus bringt Trenn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Wachsam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6" calcext:value-type="float">
            <text:p>13.336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7" calcext:value-type="float">
            <text:p>13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, wann Reich kommt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4" table:formula="of:=[.D453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9" calcext:value-type="float">
            <text:p>13.3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3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13.34" calcext:value-type="float">
            <text:p>13.3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57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3" calcext:value-type="float">
            <text:p>13.34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4" calcext:value-type="float">
            <text:p>13.34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2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3.345" calcext:value-type="float">
            <text:p>13.3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???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26.015" calcext:value-type="float">
            <text:p>26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6" calcext:value-type="float">
            <text:p>13.3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5" calcext:value-type="float">
            <text:p>12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v</text:p>
          </table:table-cell>
          <table:table-cell table:style-name="ce17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Plan der obersten Priester und Ältes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Salbung Jesu in Bethani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 office:value-type="float" office:value="22.06" calcext:value-type="float">
            <text:p>22.06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rat des Jud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2"/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2"/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60"/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letzte Passah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075" calcext:value-type="float">
            <text:p>22.07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474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5" calcext:value-type="float">
            <text:p>22.1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6" calcext:value-type="float">
            <text:p>22.1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4" office:value-type="float" office:value="13.36" calcext:value-type="float">
            <text:p>13.36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Verleugnung durch Petrus/Das Gebet für Petr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ich bin bereit für Gefängnis und Tod <text:s/>// ich werde mich nicht är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395" calcext:value-type="float">
            <text:p>22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60"/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2"/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2"/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60"/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Ende des Jud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remia erfüllt: nahmen 30 Silberling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2"/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29" calcext:value-type="float">
            <text:p>24.29</text:p>
          </table:table-cell>
          <table:table-cell table:style-name="ce132"/>
          <table:table-cell table:style-name="ce142"/>
          <table:table-cell table:style-name="ce125" office:value-type="float" office:value="24.31" calcext:value-type="float">
            <text:p>24.31</text:p>
          </table:table-cell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/>
          <table:table-cell table:style-name="ce125" office:value-type="float" office:value="17.37" calcext:value-type="float">
            <text:p>17.3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Reich Gottes und die Wiederkunft des Menschensohn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ann komm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sig mit Galle (Mt.) / Wein mit Myrrhe (Mk 15:23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23.505" calcext:value-type="float">
            <text:p>23.5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7" calcext:value-type="float">
            <text:p>23.5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60"/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132"/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eilung der zehn Aussätzi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1" calcext:value-type="float">
            <text:p>22.21</text:p>
          </table:table-cell>
          <table:table-cell table:style-name="ce160"/>
          <table:table-cell table:style-name="ce125" office:value-type="float" office:value="22.23" calcext:value-type="float">
            <text:p>22.23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agt den Verrat vora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4.22.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/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9" calcext:value-type="float">
            <text:p>9.56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033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540"/>
      </table:named-expressions>
      <table:database-ranges>
        <table:database-range table:name="SortierRange" table:target-range-address="Parallelstellen.C2:Parallelstellen.AM540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540" table:contains-header="false">
          <table:sort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07:14:06.710595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6-18T08:24:28.152102444</dc:date>
    <meta:editing-duration>P3DT4H37M8S</meta:editing-duration>
    <meta:editing-cycles>529</meta:editing-cycles>
    <meta:generator>LibreOffice/6.3.5.2$Linux_X86_64 LibreOffice_project/30$Build-2</meta:generator>
    <meta:document-statistic meta:table-count="1" meta:cell-count="3503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